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5.727cm" svg:height="6.987cm" svg:x="2.34cm" svg:y="4.701cm">
            <draw:object draw:notify-on-update-of-ranges="Arkusz1.A1:Arkusz1.A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519727" calcext:value-type="float">
            <text:p>2,519727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652344" calcext:value-type="float">
            <text:p>2,652344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572461" calcext:value-type="float">
            <text:p>1,572461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2.784961" calcext:value-type="float">
            <text:p>2,784961</text:p>
          </table:table-cell>
        </table:table-row>
        <table:table-row table:style-name="ro1">
          <table:table-cell office:value-type="float" office:value="2.70918" calcext:value-type="float">
            <text:p>2,70918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822852" calcext:value-type="float">
            <text:p>2,822852</text:p>
          </table:table-cell>
        </table:table-row>
        <table:table-row table:style-name="ro1">
          <table:table-cell office:value-type="float" office:value="2.784961" calcext:value-type="float">
            <text:p>2,784961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70918" calcext:value-type="float">
            <text:p>2,70918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860742" calcext:value-type="float">
            <text:p>2,860742</text:p>
          </table:table-cell>
        </table:table-row>
        <table:table-row table:style-name="ro1">
          <table:table-cell office:value-type="float" office:value="2.841797" calcext:value-type="float">
            <text:p>2,841797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724023" calcext:value-type="float">
            <text:p>1,724023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89043" calcext:value-type="float">
            <text:p>0,89043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989258" calcext:value-type="float">
            <text:p>1,989258</text:p>
          </table:table-cell>
        </table:table-row>
        <table:table-row table:style-name="ro1">
          <table:table-cell office:value-type="float" office:value="2.462891" calcext:value-type="float">
            <text:p>2,462891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500781" calcext:value-type="float">
            <text:p>2,500781</text:p>
          </table:table-cell>
        </table:table-row>
        <table:table-row table:style-name="ro1">
          <table:table-cell office:value-type="float" office:value="2.595508" calcext:value-type="float">
            <text:p>2,595508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92832" calcext:value-type="float">
            <text:p>0,92832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269336" calcext:value-type="float">
            <text:p>1,269336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30273" calcext:value-type="float">
            <text:p>2,330273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1.894531" calcext:value-type="float">
            <text:p>1,894531</text:p>
          </table:table-cell>
        </table:table-row>
        <table:table-row table:style-name="ro1">
          <table:table-cell office:value-type="float" office:value="1.799805" calcext:value-type="float">
            <text:p>1,799805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47266" calcext:value-type="float">
            <text:p>0,947266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1.023047" calcext:value-type="float">
            <text:p>1,023047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1.004102" calcext:value-type="float">
            <text:p>1,004102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966211" calcext:value-type="float">
            <text:p>0,966211</text:p>
          </table:table-cell>
        </table:table-row>
        <table:table-row table:style-name="ro1">
          <table:table-cell office:value-type="float" office:value="0.871484" calcext:value-type="float">
            <text:p>0,871484</text:p>
          </table:table-cell>
        </table:table-row>
        <table:table-row table:style-name="ro1">
          <table:table-cell office:value-type="float" office:value="0.814648" calcext:value-type="float">
            <text:p>0,814648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648242" calcext:value-type="float">
            <text:p>1,648242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856641" calcext:value-type="float">
            <text:p>1,856641</text:p>
          </table:table-cell>
        </table:table-row>
        <table:table-row table:style-name="ro1">
          <table:table-cell office:value-type="float" office:value="1.913477" calcext:value-type="float">
            <text:p>1,913477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2.046094" calcext:value-type="float">
            <text:p>2,046094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197656" calcext:value-type="float">
            <text:p>2,197656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349219" calcext:value-type="float">
            <text:p>2,349219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387109" calcext:value-type="float">
            <text:p>2,387109</text:p>
          </table:table-cell>
        </table:table-row>
        <table:table-row table:style-name="ro1">
          <table:table-cell office:value-type="float" office:value="2.368164" calcext:value-type="float">
            <text:p>2,368164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780859" calcext:value-type="float">
            <text:p>1,780859</text:p>
          </table:table-cell>
        </table:table-row>
        <table:table-row table:style-name="ro1">
          <table:table-cell office:value-type="float" office:value="1.610352" calcext:value-type="float">
            <text:p>1,610352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1.098828" calcext:value-type="float">
            <text:p>1,098828</text:p>
          </table:table-cell>
        </table:table-row>
        <table:table-row table:style-name="ro1">
          <table:table-cell office:value-type="float" office:value="1.193555" calcext:value-type="float">
            <text:p>1,193555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1.269336" calcext:value-type="float">
            <text:p>1,269336</text:p>
          </table:table-cell>
        </table:table-row>
        <table:table-row table:style-name="ro1">
          <table:table-cell office:value-type="float" office:value="1.383008" calcext:value-type="float">
            <text:p>1,383008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383008" calcext:value-type="float">
            <text:p>1,383008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420898" calcext:value-type="float">
            <text:p>1,420898</text:p>
          </table:table-cell>
        </table:table-row>
        <table:table-row table:style-name="ro1">
          <table:table-cell office:value-type="float" office:value="1.477734" calcext:value-type="float">
            <text:p>1,477734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401953" calcext:value-type="float">
            <text:p>1,401953</text:p>
          </table:table-cell>
        </table:table-row>
        <table:table-row table:style-name="ro1">
          <table:table-cell office:value-type="float" office:value="1.250391" calcext:value-type="float">
            <text:p>1,250391</text:p>
          </table:table-cell>
        </table:table-row>
        <table:table-row table:style-name="ro1">
          <table:table-cell office:value-type="float" office:value="1.269336" calcext:value-type="float">
            <text:p>1,269336</text:p>
          </table:table-cell>
        </table:table-row>
        <table:table-row table:style-name="ro1">
          <table:table-cell office:value-type="float" office:value="1.155664" calcext:value-type="float">
            <text:p>1,155664</text:p>
          </table:table-cell>
        </table:table-row>
        <table:table-row table:style-name="ro1">
          <table:table-cell office:value-type="float" office:value="1.231445" calcext:value-type="float">
            <text:p>1,231445</text:p>
          </table:table-cell>
        </table:table-row>
        <table:table-row table:style-name="ro1">
          <table:table-cell office:value-type="float" office:value="1.136719" calcext:value-type="float">
            <text:p>1,136719</text:p>
          </table:table-cell>
        </table:table-row>
        <table:table-row table:style-name="ro1">
          <table:table-cell office:value-type="float" office:value="1.326172" calcext:value-type="float">
            <text:p>1,326172</text:p>
          </table:table-cell>
        </table:table-row>
        <table:table-row table:style-name="ro1">
          <table:table-cell office:value-type="float" office:value="1.307227" calcext:value-type="float">
            <text:p>1,307227</text:p>
          </table:table-cell>
        </table:table-row>
        <table:table-row table:style-name="ro1">
          <table:table-cell office:value-type="float" office:value="1.49668" calcext:value-type="float">
            <text:p>1,49668</text:p>
          </table:table-cell>
        </table:table-row>
        <table:table-row table:style-name="ro1">
          <table:table-cell office:value-type="float" office:value="1.515625" calcext:value-type="float">
            <text:p>1,515625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686133" calcext:value-type="float">
            <text:p>1,686133</text:p>
          </table:table-cell>
        </table:table-row>
        <table:table-row table:style-name="ro1">
          <table:table-cell office:value-type="float" office:value="1.837695" calcext:value-type="float">
            <text:p>1,837695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008203" calcext:value-type="float">
            <text:p>2,008203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121875" calcext:value-type="float">
            <text:p>2,121875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159766" calcext:value-type="float">
            <text:p>2,159766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235547" calcext:value-type="float">
            <text:p>2,235547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14082" calcext:value-type="float">
            <text:p>2,14082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027148" calcext:value-type="float">
            <text:p>2,027148</text:p>
          </table:table-cell>
        </table:table-row>
        <table:table-row table:style-name="ro1">
          <table:table-cell office:value-type="float" office:value="1.970312" calcext:value-type="float">
            <text:p>1,970312</text:p>
          </table:table-cell>
        </table:table-row>
        <table:table-row table:style-name="ro1">
          <table:table-cell office:value-type="float" office:value="1.875586" calcext:value-type="float">
            <text:p>1,875586</text:p>
          </table:table-cell>
        </table:table-row>
        <table:table-row table:style-name="ro1">
          <table:table-cell office:value-type="float" office:value="1.705078" calcext:value-type="float">
            <text:p>1,705078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667187" calcext:value-type="float">
            <text:p>1,667187</text:p>
          </table:table-cell>
        </table:table-row>
        <table:table-row table:style-name="ro1">
          <table:table-cell office:value-type="float" office:value="1.591406" calcext:value-type="float">
            <text:p>1,591406</text:p>
          </table:table-cell>
        </table:table-row>
        <table:table-row table:style-name="ro1">
          <table:table-cell office:value-type="float" office:value="1.629297" calcext:value-type="float">
            <text:p>1,629297</text:p>
          </table:table-cell>
        </table:table-row>
        <table:table-row table:style-name="ro1">
          <table:table-cell office:value-type="float" office:value="1.439844" calcext:value-type="float">
            <text:p>1,439844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364062" calcext:value-type="float">
            <text:p>1,364062</text:p>
          </table:table-cell>
        </table:table-row>
        <table:table-row table:style-name="ro1">
          <table:table-cell office:value-type="float" office:value="1.2125" calcext:value-type="float">
            <text:p>1,2125</text:p>
          </table:table-cell>
        </table:table-row>
        <table:table-row table:style-name="ro1">
          <table:table-cell office:value-type="float" office:value="1.060937" calcext:value-type="float">
            <text:p>1,060937</text:p>
          </table:table-cell>
        </table:table-row>
        <table:table-row table:style-name="ro1">
          <table:table-cell office:value-type="float" office:value="1.041992" calcext:value-type="float">
            <text:p>1,041992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852539" calcext:value-type="float">
            <text:p>0,852539</text:p>
          </table:table-cell>
        </table:table-row>
        <table:table-row table:style-name="ro1">
          <table:table-cell office:value-type="float" office:value="0.833594" calcext:value-type="float">
            <text:p>0,833594</text:p>
          </table:table-cell>
        </table:table-row>
        <table:table-row table:style-name="ro1">
          <table:table-cell office:value-type="float" office:value="0.776758" calcext:value-type="float">
            <text:p>0,776758</text:p>
          </table:table-cell>
        </table:table-row>
        <table:table-row table:style-name="ro1">
          <table:table-cell office:value-type="float" office:value="0.909375" calcext:value-type="float">
            <text:p>0,909375</text:p>
          </table:table-cell>
        </table:table-row>
        <table:table-row table:style-name="ro1">
          <table:table-cell office:value-type="float" office:value="0.795703" calcext:value-type="float">
            <text:p>0,795703</text:p>
          </table:table-cell>
        </table:table-row>
        <table:table-row table:style-name="ro1">
          <table:table-cell office:value-type="float" office:value="0.985156" calcext:value-type="float">
            <text:p>0,985156</text:p>
          </table:table-cell>
        </table:table-row>
        <table:table-row table:style-name="ro1">
          <table:table-cell office:value-type="float" office:value="1.117773" calcext:value-type="float">
            <text:p>1,117773</text:p>
          </table:table-cell>
        </table:table-row>
        <table:table-row table:style-name="ro1">
          <table:table-cell office:value-type="float" office:value="1.345117" calcext:value-type="float">
            <text:p>1,345117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742969" calcext:value-type="float">
            <text:p>1,742969</text:p>
          </table:table-cell>
        </table:table-row>
        <table:table-row table:style-name="ro1">
          <table:table-cell office:value-type="float" office:value="1.81875" calcext:value-type="float">
            <text:p>1,81875</text:p>
          </table:table-cell>
        </table:table-row>
        <table:table-row table:style-name="ro1">
          <table:table-cell office:value-type="float" office:value="1.932422" calcext:value-type="float">
            <text:p>1,932422</text:p>
          </table:table-cell>
        </table:table-row>
        <table:table-row table:style-name="ro1">
          <table:table-cell office:value-type="float" office:value="2.10293" calcext:value-type="float">
            <text:p>2,10293</text:p>
          </table:table-cell>
        </table:table-row>
        <table:table-row table:style-name="ro1">
          <table:table-cell office:value-type="float" office:value="2.083984" calcext:value-type="float">
            <text:p>2,083984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254492" calcext:value-type="float">
            <text:p>2,254492</text:p>
          </table:table-cell>
        </table:table-row>
        <table:table-row table:style-name="ro1">
          <table:table-cell office:value-type="float" office:value="2.178711" calcext:value-type="float">
            <text:p>2,178711</text:p>
          </table:table-cell>
        </table:table-row>
        <table:table-row table:style-name="ro1">
          <table:table-cell office:value-type="float" office:value="2.311328" calcext:value-type="float">
            <text:p>2,311328</text:p>
          </table:table-cell>
        </table:table-row>
        <table:table-row table:style-name="ro1">
          <table:table-cell office:value-type="float" office:value="2.292383" calcext:value-type="float">
            <text:p>2,292383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406055" calcext:value-type="float">
            <text:p>2,406055</text:p>
          </table:table-cell>
        </table:table-row>
        <table:table-row table:style-name="ro1">
          <table:table-cell office:value-type="float" office:value="2.500781" calcext:value-type="float">
            <text:p>2,500781</text:p>
          </table:table-cell>
        </table:table-row>
        <table:table-row table:style-name="ro1">
          <table:table-cell office:value-type="float" office:value="2.443945" calcext:value-type="float">
            <text:p>2,443945</text:p>
          </table:table-cell>
        </table:table-row>
        <table:table-row table:style-name="ro1">
          <table:table-cell office:value-type="float" office:value="2.576562" calcext:value-type="float">
            <text:p>2,576562</text:p>
          </table:table-cell>
        </table:table-row>
        <table:table-row table:style-name="ro1">
          <table:table-cell office:value-type="float" office:value="2.481836" calcext:value-type="float">
            <text:p>2,481836</text:p>
          </table:table-cell>
        </table:table-row>
        <table:table-row table:style-name="ro1">
          <table:table-cell office:value-type="float" office:value="2.425" calcext:value-type="float">
            <text:p>2,425</text:p>
          </table:table-cell>
        </table:table-row>
        <table:table-row table:style-name="ro1">
          <table:table-cell office:value-type="float" office:value="2.216602" calcext:value-type="float">
            <text:p>2,216602</text:p>
          </table:table-cell>
        </table:table-row>
        <table:table-row table:style-name="ro1">
          <table:table-cell office:value-type="float" office:value="1.951367" calcext:value-type="float">
            <text:p>1,951367</text:p>
          </table:table-cell>
        </table:table-row>
        <table:table-row table:style-name="ro1">
          <table:table-cell office:value-type="float" office:value="1.761914" calcext:value-type="float">
            <text:p>1,761914</text:p>
          </table:table-cell>
        </table:table-row>
        <table:table-row table:style-name="ro1">
          <table:table-cell office:value-type="float" office:value="1.53457" calcext:value-type="float">
            <text:p>1,53457</text:p>
          </table:table-cell>
        </table:table-row>
        <table:table-row table:style-name="ro1">
          <table:table-cell office:value-type="float" office:value="1.553516" calcext:value-type="float">
            <text:p>1,553516</text:p>
          </table:table-cell>
        </table:table-row>
        <table:table-row table:style-name="ro1">
          <table:table-cell office:value-type="float" office:value="1.288281" calcext:value-type="float">
            <text:p>1,288281</text:p>
          </table:table-cell>
        </table:table-row>
        <table:table-row table:style-name="ro1">
          <table:table-cell office:value-type="float" office:value="1.174609" calcext:value-type="float">
            <text:p>1,174609</text:p>
          </table:table-cell>
        </table:table-row>
        <table:table-row table:style-name="ro1">
          <table:table-cell office:value-type="float" office:value="1.079883" calcext:value-type="float">
            <text:p>1,079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.00.0000</text:date>, <text:time style:data-style-name="N2" text:time-value="23:08:48.72206804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5T23:10:25.891357226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728cm" svg:height="6.988cm" xlink:href=".." xlink:type="simple" chart:class="chart:line" chart:style-name="ch1">
        <chart:legend svg:x="28.39cm" svg:y="0.673cm" style:legend-expansion="custom" chartooo:width="2.784cm" chartooo:height="0.461cm" style:legend-expansion-aspect-ratio="6.03904555314534" chart:style-name="ch2"/>
        <chart:plot-area chart:style-name="ch3" table:cell-range-address="Arkusz1.A1:Arkusz1.A300" svg:x="0.714cm" svg:y="0.139cm" svg:width="34.3cm" svg:height="6.71cm">
          <chartooo:coordinate-region svg:x="1.436cm" svg:y="0.336cm" svg:width="33.578cm" svg:height="5.5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A1:Arkusz1.A300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1:Arkusz1.A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19727">
                <text:p>2.519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52344">
                <text:p>2.652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72461">
                <text:p>1.572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84961">
                <text:p>2.7849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0918">
                <text:p>2.70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22852">
                <text:p>2.822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84961">
                <text:p>2.784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9883">
                <text:p>1.079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0918">
                <text:p>2.70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60742">
                <text:p>2.860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41797">
                <text:p>2.8417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24023">
                <text:p>1.724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9043">
                <text:p>0.89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89258">
                <text:p>1.9892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62891">
                <text:p>2.4628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00781">
                <text:p>2.5007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95508">
                <text:p>2.5955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832">
                <text:p>0.928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69336">
                <text:p>1.2693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330273">
                <text:p>2.3302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94531">
                <text:p>1.8945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799805">
                <text:p>1.799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7266">
                <text:p>0.9472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23047">
                <text:p>1.0230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4102">
                <text:p>1.0041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71484">
                <text:p>0.8714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14648">
                <text:p>0.8146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48242">
                <text:p>1.648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56641">
                <text:p>1.8566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13477">
                <text:p>1.9134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046094">
                <text:p>2.0460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97656">
                <text:p>2.1976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349219">
                <text:p>2.3492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387109">
                <text:p>2.387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368164">
                <text:p>2.368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780859">
                <text:p>1.7808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10352">
                <text:p>1.6103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98828">
                <text:p>1.0988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93555">
                <text:p>1.1935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69336">
                <text:p>1.2693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83008">
                <text:p>1.3830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83008">
                <text:p>1.3830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20898">
                <text:p>1.4208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77734">
                <text:p>1.4777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01953">
                <text:p>1.4019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50391">
                <text:p>1.250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69336">
                <text:p>1.2693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55664">
                <text:p>1.1556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31445">
                <text:p>1.2314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36719">
                <text:p>1.1367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26172">
                <text:p>1.326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07227">
                <text:p>1.3072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9668">
                <text:p>1.496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15625">
                <text:p>1.51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86133">
                <text:p>1.6861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37695">
                <text:p>1.8376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08203">
                <text:p>2.0082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121875">
                <text:p>2.121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159766">
                <text:p>2.1597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235547">
                <text:p>2.2355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4082">
                <text:p>2.140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027148">
                <text:p>2.027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70312">
                <text:p>1.9703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875586">
                <text:p>1.875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05078">
                <text:p>1.7050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67187">
                <text:p>1.6671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91406">
                <text:p>1.5914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29297">
                <text:p>1.629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439844">
                <text:p>1.4398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64062">
                <text:p>1.3640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2125">
                <text:p>1.2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60937">
                <text:p>1.0609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41992">
                <text:p>1.0419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52539">
                <text:p>0.8525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3594">
                <text:p>0.8335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76758">
                <text:p>0.7767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09375">
                <text:p>0.909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95703">
                <text:p>0.7957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85156">
                <text:p>0.9851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117773">
                <text:p>1.1177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45117">
                <text:p>1.3451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42969">
                <text:p>1.7429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81875">
                <text:p>1.81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32422">
                <text:p>1.9324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10293">
                <text:p>2.102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083984">
                <text:p>2.0839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254492">
                <text:p>2.254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178711">
                <text:p>2.1787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311328">
                <text:p>2.3113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292383">
                <text:p>2.2923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06055">
                <text:p>2.4060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500781">
                <text:p>2.5007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443945">
                <text:p>2.443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576562">
                <text:p>2.5765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481836">
                <text:p>2.4818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216602">
                <text:p>2.216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51367">
                <text:p>1.951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61914">
                <text:p>1.7619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3457">
                <text:p>1.534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53516">
                <text:p>1.5535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288281">
                <text:p>1.2882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74609">
                <text:p>1.1746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79883">
                <text:p>1.079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